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fill-color="#f37b70"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fill-color="#7da7d8" draw:textarea-horizontal-align="justify" draw:textarea-vertical-align="middle" draw:auto-grow-height="false" fo:min-height="1.75cm" fo:min-width="5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37b7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da7d8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6.9cm" svg:y="4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6cm" svg:height="2cm" svg:x="3.8cm" svg:y="3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cm" svg:height="0.962cm" svg:x="6.4cm" svg:y="4.138cm">
          <draw:text-box>
            <text:p>P</text:p>
          </draw:text-box>
        </draw:frame>
        <draw:frame draw:style-name="gr1" draw:text-style-name="P2" draw:layer="layout" svg:width="0.8cm" svg:height="0.8cm" svg:x="6.9cm" svg:y="6cm">
          <draw:text-box>
            <text:p text:style-name="P1"><text:span text:style-name="T1">P</text:span></text:p>
          </draw:text-box>
        </draw:frame>
        <draw:custom-shape draw:style-name="gr4" draw:text-style-name="P5" draw:layer="layout" svg:width="6cm" svg:height="2cm" svg:x="3.8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cm" svg:height="0.962cm" svg:x="6.4cm" svg:y="6.1cm">
          <draw:text-box>
            <text:p>N</text:p>
          </draw:text-box>
        </draw:frame>
        <draw:frame draw:style-name="gr1" draw:text-style-name="P2" draw:layer="layout" svg:width="0.8cm" svg:height="0.8cm" svg:x="6.9cm" svg:y="8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6cm" svg:height="2cm" svg:x="3.8cm" svg:y="7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cm" svg:height="0.962cm" svg:x="6.4cm" svg:y="8.138cm">
          <draw:text-box>
            <text:p>P</text:p>
          </draw:text-box>
        </draw:frame>
        <draw:frame draw:style-name="gr1" draw:text-style-name="P2" draw:layer="layout" svg:width="0.8cm" svg:height="0.8cm" svg:x="6.9cm" svg:y="10cm">
          <draw:text-box>
            <text:p text:style-name="P1"><text:span text:style-name="T1">P</text:span></text:p>
          </draw:text-box>
        </draw:frame>
        <draw:custom-shape draw:style-name="gr4" draw:text-style-name="P5" draw:layer="layout" svg:width="6cm" svg:height="2cm" svg:x="3.8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cm" svg:height="0.962cm" svg:x="6.4cm" svg:y="10.1cm">
          <draw:text-box>
            <text:p>N</text:p>
          </draw:text-box>
        </draw:frame>
        <draw:line draw:style-name="gr5" draw:text-style-name="P6" draw:layer="layout" svg:x1="6.8cm" svg:y1="3.6cm" svg:x2="6.8cm" svg:y2="0.6cm">
          <text:p/>
        </draw:line>
        <draw:line draw:style-name="gr5" draw:text-style-name="P6" draw:layer="layout" svg:x1="6.8cm" svg:y1="14.6cm" svg:x2="6.8cm" svg:y2="11.6cm">
          <text:p/>
        </draw:line>
        <draw:line draw:style-name="gr5" draw:text-style-name="P6" draw:layer="layout" svg:x1="0.8cm" svg:y1="8.6cm" svg:x2="3.8cm" svg:y2="8.6cm">
          <text:p/>
        </draw:line>
        <draw:frame draw:style-name="gr6" draw:text-style-name="P4" draw:layer="layout" svg:width="2.259cm" svg:height="0.962cm" svg:x="6.941cm" svg:y="0.1cm">
          <draw:text-box>
            <text:p>anode</text:p>
          </draw:text-box>
        </draw:frame>
        <draw:frame draw:style-name="gr6" draw:text-style-name="P4" draw:layer="layout" svg:width="2.754cm" svg:height="0.962cm" svg:x="6.9cm" svg:y="14.038cm">
          <draw:text-box>
            <text:p>cathode</text:p>
          </draw:text-box>
        </draw:frame>
        <draw:frame draw:style-name="gr6" draw:text-style-name="P4" draw:layer="layout" svg:width="1.734cm" svg:height="0.962cm" svg:x="0.141cm" svg:y="7.6cm">
          <draw:text-box>
            <text:p>g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3:12:56.203630854</meta:creation-date>
    <dc:date>2020-06-30T15:28:49.099541397</dc:date>
    <meta:editing-duration>PT10M2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